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3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4" style:family="paragraph" style:parent-style-name="Standard" style:list-style-name="WWNum1">
      <style:paragraph-properties fo:margin-left="0.5in" fo:margin-right="0in" fo:margin-top="0in" fo:margin-bottom="0.139in" loext:contextual-spacing="false" fo:line-height="100%" fo:text-align="justify" style:justify-single-word="false" fo:text-indent="-0.25in" style:auto-text-indent="false"/>
    </style:style>
    <style:style style:name="P5" style:family="paragraph" style:parent-style-name="Standard">
      <style:paragraph-properties fo:margin-left="0.5in" fo:margin-right="0in" fo:margin-top="0in" fo:margin-bottom="0.139in" loext:contextual-spacing="false" fo:line-height="100%" fo:text-align="justify" style:justify-single-word="false" fo:text-indent="0in" style:auto-text-indent="false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[Violence][Tragedy][Wojenny]</text:p>
      <text:p text:style-name="P1">Aleo he Polis!</text:p>
      <text:p text:style-name="P1">Autor: Dolar84</text:p>
      <text:p text:style-name="P1">Autorka recenzji: Rarity</text:p>
      <text:p text:style-name="P3"/>
      <text:p text:style-name="P3">W dzisiejszej recenzji mamy do czynienia z fanfikiem, na którego dokończenie część czytelników czekała ponad pięć lat. Sama się do nich nie zaliczam, ponieważ wstrzymywałam się z lekturą do czasu otrzymania informacji o kompletności tego opowiadania, jednak niejednokrotnie byłam świadkiem zadawania tego znienawidzonego przez autorów pytania: „Dolar, a kiedy Aleo?”. Czy uznaję te nagabywania za uzasadnione? Czy dzieło to zasługuje na miano najlepszego polskiego fanfika wojennego? Przeczytajcie tę recenzję, a na pewno się przekonacie.</text:p>
      <text:p text:style-name="P3">Opowiadanie „Aleo he Polis!” to przede wszystkim opowieść o upadku Kryształowego Imperium bądź, jak nazywa je autor, Krystallina Autokratorias. Opowieść o tyle ciekawa, że Dolar nie próbuje tu uzupełniać wyłącznie luk w serialu, jak na przykład czyni to Malvagio, dopisując swoje wersje wspomnianych w odcinkach wydarzeń. Nie, autor zupełnie nie przejmuje się kanonem, wykorzystując go tylko wtedy, gdy ma na to ochotę. Widać to doskonale w kreacji świata przedstawionego: Krystallina Autokratorias stanowi podzielone na prowincje państwo, którego stolicą (a nie całością) jest Crystalopolis. Na tronie zasiada nie księżniczka Amore, lecz bazyleus, zaś prócz Imperium i Equestrii na mapie znaleźć można między innymi niewystępujące w serialu Prance i Germaneigh. Indywidualizm Dolara widać zresztą nawet w takich szczegółach jak imię męża Cadance, które w „Aleo” zyskuje bardziej brytyjskie brzmienie. Takie podejście mogłoby się okazać zgubne w przypadku mniej utalentowanego autora, jednak w tym wypadku świetnie się sprawdza – umożliwia znaczne rozszerzenie fabuły i dodanie nowych wydarzeń, zasługuje także na podziw ze względu na pomysłowość i spójność – widać wyraźnie, że działanie kraju zostało starannie przemyślane, nie jest wymyślane na bieżąco. Podobnie rzecz ma się z prezentowanymi w fanfiku formacjami wojskowymi. Zaczerpnięte z Bizancjum i dostosowane do kucykowych realiów rozmaite uzbrojenie sprawia, że każda z opisanych bitew jest zupełnie inna i czytanie ich nie daje nam uczucia powtarzalności. Prócz wojskowości w opowiadaniu dużo czasu poświęcono polityce, szczególnie tej wewnętrznej – niesnaski arystokratów czy zachowania lokalnych włodarzy pozbawione są serialowej naiwności, nie brakuje w nich za to logiki i jakże realnej chciwości. Sprawia to, że w przedstawione wydarzenia łatwo uwierzyć, a także pokazuje, że nawet „ci dobrzy” nie są pozbawieni wad. Czytając o kolejnych wydarzeniach, można wręcz dojść do wniosku, że to głównie przywary i błędy popełniane zarówno w czasie wojny, jak i przed nią zadecydowały o jej wyniku.</text:p>
      <text:p text:style-name="P3">Właśnie, wynik wojny. „Aleo he Polis!” to fanfik o tyle ciekawy, że czytając go, tak naprawdę wszyscy wiemy, jak musi się skończyć. Krystallina Autokratorias musi upaść, Sombra musi przejąć władzę. O kunszcie autora świadczy jednak fakt, że mimo tego, mimo faktu, że nawet tytuł opowiadania krzyczy „Miasto padło!”, czytelnik wciąż ma nadzieję. Dolar nie oszczędza pod tym względem także kryształowych kucyków: kolejne bitwy nie są jednostronne, a armia bazyleusa ma w nich często szansę na zwycięstwo. Tym samym nastroje mieszkańców Crystalopolis zmieniają się jak w kalejdoskopie, zmierzając jednak do nieuchronnego finału w piątym rozdziale. Po nim jednak następuje jeszcze jedna część tej opowieści: epilog. Krótki, zaledwie pięciostronicowy tekst, stanowiący słodko-gorzkie zakończenie tej historii. Jest w nim pewna moc, dzięki której jestem pewna, że długo nie zapomnę przeczytanej opowieści.</text:p>
      <text:p text:style-name="P3">Wspomniałam o fabule, o świecie przedstawionym, została jednak jeszcze jedna bardzo ważna część: bohaterowie. Z wyjątkiem Sombry są to postaci niekanoniczne, stanowiące efekt inwencji autora. Na pierwszy plan wysuwa się na pewno (początkowo anonimowy) kronikarz, z wielkim oddaniem spisujący historię rebelii i upadku Krystallina Autokratorias. Jego poświęcenie jest godne podziwu i stanowi piękny przykład oddania krajowi. Przedstawiony zaś w opowiadaniu Sombra zyskuje historię, której poskąpił mu serial. Dowiadujemy się, skąd pochodzi i gdzie zdobywał wykształcenie, a także (co najważniejsze) jaka była jego motywacja do przejęcia tronu Imperium. Ukazany w fanfiku król ma osobowość i uzdolnienia, dzięki którym jesteśmy w stanie uwierzyć, że mógł on faktycznie odnieść sukces w roli dowódcy rebelii. Równocześnie nie jest on jednak zbyt potężny – nie mamy do czynienia z niezwyciężonym magiem równym w mocy alicornom, ale uzdolnionym jednorożcem, umiejącym wykorzystać zarówno swoje zdolności, jak i nadarzające się okazje oraz przede wszystkim własny spryt i inteligencję.</text:p>
      <text:p text:style-name="P3">Ogólnie rzecz biorąc, postaci w „Aleo he Polis!” nie są elementem, który byłby dla opowiadania najważniejszy – opowieść nie skupia się na jednej z nich, lecz ma formę kroniki historycznej, dokumentującej najważniejsze wydarzenia. Nie znaczy to jednak, że bohaterowie są bladzi czy nieciekawi – stanowią istotny dodatek do historii, wpływając także na nasze uczucia – w końcu łatwiej kibicować konkretnemu kucykowi niż bezimiennemu tłumowi. Konsekwencją przyjętej formy jest znaczna przewaga opisów nad dialogami – Dolar zdecydowanie woli w tym przypadku przedstawiać czyny, nie słowa.</text:p>
      <text:p text:style-name="P3">Po zakończonej lekturze zauważyłam jednak ciekawą rzecz – nie licząc wspomnianych zaledwie Królewskich Sióstr, wśród występujących w „Aleo he Polis!” postaci nie ma w ogóle klaczy. Można to pewnie tłumaczyć „wojennością” fika i przewagą fizyczną ogierów, predysponującą ich do zawodu żołnierza, jednak nie widzę powodów, by w gronie dworzan miało zabraknąć posiadających władzę i (co ważne) własne zdanie arystokratek. Mamy tutaj duży kontrast ze znaną nam Equestrią, ciekawa więc jestem, czy było to zamiarem autora, biorącego pod uwagę inną epokę i państwo, czy też Dolar nieco zapomniał po prostu o istnieniu drugiej płci.</text:p>
      <text:p text:style-name="P3">Mogłabym mieć także pewne zarzuty co do losów kronikarza, które wydają mi się w pewnym momencie nieco mało prawdopodobne, jednak wchodziłabym tutaj już za bardzo w spoilery, dlatego zostawię Wam, drodzy <office:annotation office:name="__Annotation__22_523409618"><dc:creator>Weronika Błaż</dc:creator><dc:date>2018-10-23T13:06:25</dc:date><text:p><text:span text:style-name="T2">No to ok.</text:span></text:p></office:annotation><office:annotation office:name="__Annotation__20_523409618"><dc:creator>Karolina Hnatyszyn</dc:creator><dc:date>2018-10-21T23:06:09</dc:date><text:p><text:span text:style-name="T2">Poczytałam o tym zagadnieniu w internecie, w tym w poradni PWN. Konkluzja jest taka, że obie formy są dopuszczalne. Mnie wielka litera w takim wypadku wydaje się pretensjonalna, więc zostawiłabym małą.</text:span></text:p></office:annotation><office:annotation office:name="__Annotation__18_523409618"><dc:creator>Weronika Błaż</dc:creator><dc:date>2018-10-21T22:32:23</dc:date><text:p><text:span text:style-name="T2">A to nie powinno aby być od wielkiej, skoro to bezpośredni zwrot do adresatów tekstu?</text:span></text:p></office:annotation>czytelnicy<office:annotation-end office:name="__Annotation__18_523409618"/><office:annotation-end office:name="__Annotation__20_523409618"/><office:annotation-end office:name="__Annotation__22_523409618"/>, ocenę tego akurat aspektu fanfika.</text:p>
      <text:p text:style-name="P3">Zbliżając się do końca recenzji, chciałabym jeszcze pochwalić wspaniałe, bardzo bogate słownictwo autora, które sprawiało, że opowiadanie czytało się z dużą przyjemnością. Równocześnie ma ono uzasadnienie fabularne w osobie kronikarza, który sam wspomina o używanym przez siebie języku, co moim zdaniem stanowi miłe puszczenie oka do czytelników. Jeśli chodzi o słownictwo, to nie można także zapomnieć o częstym użyciu zwrotów zaczerpniętym z Bizancjum, tworzących odpowiedni klimat, choć równocześnie odrobinę utrudniających lekturę. Bardzo podobają mi się za to nawiązania do historii obecne w tytułach rozdziałów, stanowiące parafrazy znanych ze starożytności cytatów czy powiedzeń.</text:p>
      <text:p text:style-name="P3">Podsumowując, w pełni rozumiem pełne niecierpliwości wyczekiwanie na kolejne rozdziały „Aleo he Polis!”. Z czystym sumieniem mogę polecić to opowiadanie każdemu, kto lubi wysokiej jakości rozrywkę, a w szczególności fiki wojenne, wśród których jest moim zdaniem zdecydowanym liderem.</text:p>
      <text:p text:style-name="P3"/>
      <text:p text:style-name="P3">Grafiki:</text:p>
      <text:list xml:id="list2651093838" text:style-name="WWNum1">
        <text:list-item>
          <text:p text:style-name="P4"><text:a xlink:type="simple" xlink:href="https://pre00.deviantart.net/63d4/th/pre/f/2018/245/4/b/crystal_empire_by_probaldr-dclsyrc.jpg" text:style-name="ListLabel_20_10" text:visited-style-name="ListLabel_20_10"><text:span text:style-name="T1">https://pre00.deviantart.net/63d4/th/pre/f/2018/245/4/b/crystal_empire_by_probaldr-dclsyrc.jpg</text:span></text:a></text:p>
        </text:list-item>
      </text:list>
      <text:p text:style-name="P5"><text:a xlink:type="simple" xlink:href="https://www.deviantart.com/probaldr/art/Crystal-Empire-762217464" text:style-name="ListLabel_20_10" text:visited-style-name="ListLabel_20_10"><text:span text:style-name="T1">https://www.deviantart.com/probaldr/art/Crystal-Empire-762217464</text:span></text:a></text:p>
      <text:p text:style-name="P5">2. <text:a xlink:type="simple" xlink:href="https://derpicdn.net/img/2013/2/9/237479/large.png" text:style-name="ListLabel_20_10" text:visited-style-name="ListLabel_20_10"><text:span text:style-name="T1">https://derpicdn.net/img/2013/2/9/237479/large.png</text:span></text:a></text:p>
      <text:p text:style-name="P5"><text:a xlink:type="simple" xlink:href="https://derpibooru.org/237479?q=crystal+empire%2C+sombra" text:style-name="ListLabel_20_10" text:visited-style-name="ListLabel_20_10"><text:span text:style-name="T1">https://derpibooru.org/237479?q=crystal+empire%2C+sombra</text:span></text:a></text:p>
      <text:p text:style-name="P5">3. <text:a xlink:type="simple" xlink:href="https://www.spacecatsamba.com/misc/alt_sizes/sombra-stream-wall-1600x900.png" text:style-name="ListLabel_20_10" text:visited-style-name="ListLabel_20_10"><text:span text:style-name="T1">https://www.spacecatsamba.com/misc/alt_sizes/sombra-stream-wall-1600x900.png</text:span></text:a></text:p>
      <text:p text:style-name="P5"><text:a xlink:type="simple" xlink:href="https://www.deviantart.com/sambaneko/art/King-Sombra-Silhouette-Wall-366331356" text:style-name="ListLabel_20_10" text:visited-style-name="ListLabel_20_10"><text:span text:style-name="T1">https://www.deviantart.com/sambaneko/art/King-Sombra-Silhouette-Wall-366331356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0" meta:word-count="1001" meta:character-count="7513" meta:non-whitespace-character-count="6524"/>
    <meta:generator>LibreOfficeDev/6.0.5.2$Linux_X86_64 LibreOffice_project/</meta:generator>
  </office:meta>
</office:document-meta>
</file>